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474cm" draw:marker-end-width="0.474cm" draw:textarea-horizontal-align="center" draw:textarea-vertical-align="middle" fo:padding-top="0.041cm" fo:padding-bottom="0.041cm" fo:padding-left="0.041cm" fo:padding-right="0.041cm"/>
    </style:style>
    <style:style style:name="gr2" style:family="graphic" style:parent-style-name="standard">
      <style:graphic-properties svg:stroke-width="0.081cm" svg:stroke-color="#000000" draw:marker-start-width="0.474cm" draw:marker-end="" draw:marker-end-width="0.474cm" draw:textarea-horizontal-align="center" draw:textarea-vertical-align="middle" fo:padding-top="0.041cm" fo:padding-bottom="0.041cm" fo:padding-left="0.041cm" fo:padding-right="0.041cm"/>
    </style:style>
    <style:style style:name="gr3" style:family="graphic" style:parent-style-name="standard">
      <style:graphic-properties svg:stroke-width="0.081cm" draw:marker-start-width="0.432cm" draw:marker-end-width="0.432cm" draw:fill="none" draw:textarea-horizontal-align="justify" draw:textarea-vertical-align="middle" draw:auto-grow-height="false" fo:min-height="3.741cm" fo:min-width="4.226cm" fo:padding-top="0.04cm" fo:padding-bottom="0.04cm" fo:padding-left="0.04cm" fo:padding-right="0.04cm"/>
    </style:style>
    <style:style style:name="gr4" style:family="graphic" style:parent-style-name="standard">
      <style:graphic-properties svg:stroke-width="0.081cm" draw:marker-start-width="0.432cm" draw:marker-end-width="0.432cm" draw:fill="none" draw:textarea-horizontal-align="justify" draw:textarea-vertical-align="middle" draw:auto-grow-height="false" fo:min-height="3.713cm" fo:min-width="4.198cm" fo:padding-top="0.04cm" fo:padding-bottom="0.04cm" fo:padding-left="0.04cm" fo:padding-right="0.04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872cm" fo:min-width="1.62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9e4f" draw:marker-start-width="0.321cm" draw:marker-end-width="0.321cm" draw:fill="none" draw:textarea-horizontal-align="justify" draw:textarea-vertical-align="middle" draw:auto-grow-height="false" fo:min-height="4.67cm" fo:min-width="2.7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3.0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objectwithoutfill">
      <style:graphic-properties draw:marker-start="" draw:marker-end="Arrow" draw:fill="none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fo:min-height="1.367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color="#ca00ca"/>
    </style:style>
    <style:style style:name="P9" style:family="paragraph">
      <loext:graphic-properties draw:fill="none" draw:fill-color="#ffffff"/>
      <style:text-properties fo:color="#ca00ca"/>
    </style:style>
    <style:style style:name="P10" style:family="paragraph">
      <loext:graphic-properties draw:fill="none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a00ca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name="Shape1" draw:style-name="gr1" draw:text-style-name="P1" draw:layer="layout" svg:x1="2.77cm" svg:y1="4.851cm" svg:x2="5.592cm" svg:y2="4.851cm">
            <text:p text:style-name="P1"><text:span text:style-name="T1">c</text:span></text:p>
            <text:p text:style-name="P1"><text:span text:style-name="T1"/></text:p>
          </draw:line>
          <draw:line draw:name="Shape1" draw:style-name="gr2" draw:text-style-name="P1" draw:layer="layout" svg:x1="2.77cm" svg:y1="4.851cm" svg:x2="2.772cm" svg:y2="2.029cm">
            <text:p text:style-name="P1"><text:span text:style-name="T1">b</text:span></text:p>
            <text:p text:style-name="P1"><text:span text:style-name="T1"/></text:p>
          </draw:line>
          <draw:line draw:name="Shape1" draw:style-name="gr1" draw:text-style-name="P1" draw:layer="layout" svg:x1="2.771cm" svg:y1="4.85cm" svg:x2="5.216cm" svg:y2="3.44cm">
            <text:p text:style-name="P1"><text:span text:style-name="T1">a</text:span></text:p>
            <text:p text:style-name="P1"><text:span text:style-name="T1"/></text:p>
          </draw:line>
          <draw:custom-shape draw:name="Shape2" draw:style-name="gr3" draw:text-style-name="P2" draw:layer="layout" svg:width="4.278cm" svg:height="3.793cm" svg:x="1.8cm" svg:y="1.7cm"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/></text:p>
            <text:p><text:span text:style-name="T1">Space (c, a, b) <text:s/></text:span></text:p>
            <draw:enhanced-geometry svg:viewBox="0 0 21600 21600" draw:type="rectangle" draw:enhanced-path="M 0 0 L 21600 0 21600 21600 0 21600 0 0 Z N"/>
          </draw:custom-shape>
          <draw:line draw:name="Shape1" draw:style-name="gr1" draw:text-style-name="P1" draw:layer="layout" svg:x1="2.67cm" svg:y1="16.658cm" svg:x2="5.492cm" svg:y2="16.658cm">
            <text:p text:style-name="P1"><text:span text:style-name="T1">c</text:span></text:p>
            <text:p text:style-name="P1"><text:span text:style-name="T1"/></text:p>
          </draw:line>
          <draw:line draw:name="Shape1" draw:style-name="gr2" draw:text-style-name="P1" draw:layer="layout" svg:x1="2.67cm" svg:y1="16.658cm" svg:x2="2.672cm" svg:y2="13.836cm">
            <text:p text:style-name="P1"><text:span text:style-name="T1">b</text:span></text:p>
            <text:p text:style-name="P1"><text:span text:style-name="T1"/></text:p>
          </draw:line>
          <draw:line draw:name="Shape1" draw:style-name="gr1" draw:text-style-name="P1" draw:layer="layout" svg:x1="2.671cm" svg:y1="16.657cm" svg:x2="5.116cm" svg:y2="15.247cm">
            <text:p text:style-name="P1"><text:span text:style-name="T1">a</text:span></text:p>
            <text:p text:style-name="P1"><text:span text:style-name="T1"/></text:p>
          </draw:line>
          <draw:custom-shape draw:name="Shape2" draw:style-name="gr4" draw:text-style-name="P2" draw:layer="layout" svg:width="4.278cm" svg:height="3.793cm" svg:x="1.7cm" svg:y="13.507cm"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"/></text:p>
            <text:p><text:span text:style-name="T1">Space </text:span><text:span text:style-name="T1">(c, a, b) </text:span><text:span text:style-name="T1"><text:s/>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3cm" svg:height="3cm" svg:x="8.2cm" svg:y="6.7cm">
          <text:p text:style-name="P3">Data</text:p>
          <text:p text:style-name="P3">c, a,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3.3cm" svg:height="5cm" svg:x="14.2cm" svg:y="1.9cm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Numpy array<text:line-break/>with columns<text:line-break/>0=c, 1=a, 2=b</text:p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2.7cm" svg:height="1.1cm" svg:x="14.4cm" svg:y="2.1cm">
            <draw:text-box>
              <text:p>c | a | b</text:p>
            </draw:text-box>
          </draw:frame>
          <draw:frame draw:style-name="gr8" draw:text-style-name="P7" draw:layer="layout" svg:width="3.1cm" svg:height="3.3cm" svg:x="14.3cm" svg:y="3.3cm">
            <draw:text-box>
              <text:p text:style-name="P6"><text:span text:style-name="T3">1.3, <text:s text:c="2"/>5.4, <text:s text:c="2"/>71</text:span></text:p>
              <text:p text:style-name="P6"><text:span text:style-name="T3">4.2, <text:s text:c="2"/>8.9, <text:s text:c="2"/>-7</text:span></text:p>
              <text:p text:style-name="P6"><text:span text:style-name="T3">… <text:s text:c="4"/>… <text:s text:c="4"/></text:span><text:span text:style-name="T3">...</text:span></text:p>
            </draw:text-box>
          </draw:frame>
        </draw:g>
        <draw:frame draw:style-name="gr9" draw:text-style-name="P9" draw:layer="layout" svg:width="4.7cm" svg:height="0.962cm" svg:x="14.1cm" svg:y="0.8cm">
          <draw:text-box>
            <text:p text:style-name="P8"><text:span text:style-name="T4">Axis based</text:span></text:p>
          </draw:text-box>
        </draw:frame>
        <draw:line draw:style-name="gr10" draw:text-style-name="P4" draw:layer="layout" svg:x1="13.9cm" svg:y1="3.9cm" svg:x2="10.7cm" svg:y2="6.7cm">
          <text:p/>
        </draw:line>
        <draw:line draw:style-name="gr11" draw:text-style-name="P4" draw:layer="layout" svg:x1="6.6cm" svg:y1="3.4cm" svg:x2="8.8cm" svg:y2="6.6cm">
          <text:p/>
        </draw:line>
        <draw:frame draw:style-name="gr12" draw:text-style-name="P10" draw:layer="layout" svg:width="4.024cm" svg:height="0.963cm" svg:x="7.9cm" svg:y="10.037cm">
          <draw:text-box>
            <text:p><text:span text:style-name="T4">Obs based</text:span></text:p>
          </draw:text-box>
        </draw:frame>
        <draw:frame draw:style-name="gr13" draw:text-style-name="P12" draw:layer="layout" svg:width="7.6cm" svg:height="1.617cm" svg:x="7.2cm" svg:y="3cm">
          <draw:text-box>
            <text:p text:style-name="P11"><text:span text:style-name="T5">Defines obs of array ↔ </text:span></text:p>
            <text:p text:style-name="P11"><text:span text:style-name="T5">defines column n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16:41:36.294767515</meta:creation-date>
    <dc:date>2019-04-28T18:27:56.663780559</dc:date>
    <meta:editing-duration>PT15M6S</meta:editing-duration>
    <meta:editing-cycles>7</meta:editing-cycles>
    <meta:generator>LibreOffice/6.0.7.3$Linux_X86_64 LibreOffice_project/00m0$Build-3</meta:generator>
    <meta:document-statistic meta:object-count="19"/>
  </office:meta>
</office:document-meta>
</file>